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afcd" officeooo:paragraph-rsid="0014afc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14afcd" officeooo:paragraph-rsid="0014afcd"/>
    </style:style>
    <style:style style:name="P4" style:family="paragraph" style:parent-style-name="Standard">
      <style:text-properties officeooo:rsid="0014afcd" officeooo:paragraph-rsid="001838f4"/>
    </style:style>
    <style:style style:name="T1" style:family="text">
      <style:text-properties officeooo:rsid="0016a7c4"/>
    </style:style>
    <style:style style:name="T2" style:family="text">
      <style:text-properties officeooo:rsid="0016e2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ist与array的区别</text:p>
      <text:p text:style-name="Standard"/>
      <text:p text:style-name="Standard">list与array看似是两个东西很容易区分，但在写代码时总会搞错，以下罗列下具体差异：</text:p>
      <text:p text:style-name="P3"/>
      <text:p text:style-name="P1">1. list的产生方式是[]，而array的产生方式是np.array(lst)</text:p>
      <text:p text:style-name="P3"><text:tab/>实例：</text:p>
      <text:p text:style-name="P3"><text:tab/>lst = [1,2,3]</text:p>
      <text:p text:style-name="P3"><text:tab/>arr = np.array([1,2,3])</text:p>
      <text:p text:style-name="P3"/>
      <text:p text:style-name="P1">2. list的维数获得方法是len(lst)，且获得的维数永远是不带括号的数值，即list永远是直线性的</text:p>
      <text:p text:style-name="P1">而array的维数获得方法是shape，且获得的位数永远是带括号的数组，即array永远是多维的 </text:p>
      <text:p text:style-name="P3"><text:tab/>实例：</text:p>
      <text:p text:style-name="P4"><text:tab/><text:span text:style-name="T1">len(lst3)</text:span></text:p>
      <text:p text:style-name="P3"><text:tab/>lst1 = [1,2,3] <text:s text:c="3"/>此为一个list， <text:span text:style-name="T2">len</text:span> = <text:span text:style-name="T2">3</text:span></text:p>
      <text:p text:style-name="P3"><text:tab/>lst2 = [[1,2,3]] <text:s/>此为一个list，<text:span text:style-name="T2">len</text:span> = 1</text:p>
      <text:p text:style-name="P3"><text:tab/>lst3 = [[1,2], [3,4]] <text:s text:c="3"/>此为一个list，<text:span text:style-name="T2">len</text:span> = 2</text:p>
      <text:p text:style-name="P3"><text:tab/></text:p>
      <text:p text:style-name="P4"><text:tab/><text:span text:style-name="T1">arr3.shape</text:span></text:p>
      <text:p text:style-name="P3"><text:tab/>arr1 = [1,2,3] <text:s text:c="2"/>此为一个array，size = (3, )</text:p>
      <text:p text:style-name="P3"><text:tab/>arr2 = [[1,2,3]] <text:s/>此为一个array，size = (1, 3)</text:p>
      <text:p text:style-name="P3"><text:tab/>arr3 = [[1,2], [3,4]] <text:s text:c="3"/>此为一个array，size = (2, 2)<text:tab/></text:p>
      <text:p text:style-name="P3"/>
      <text:p text:style-name="P3"><text:tab/>可以 发现list和array的形式上可以一样，但因为类型不同可以导致维度完全不一样。</text:p>
      <text:p text:style-name="P3"/>
      <text:p text:style-name="P1"><text:span text:style-name="T1">3</text:span>. list的切片方式是单/双括号原始方式，而array可以沿用list切片也可用带逗号高级切片</text:p>
      <text:p text:style-name="P3"><text:tab/>实例：</text:p>
      <text:p text:style-name="P3"><text:tab/>lst <text:span text:style-name="T1">= [[1,2,3,4], [5,6,7,8]]</text:span></text:p>
      <text:p text:style-name="P3"><text:tab/><text:span text:style-name="T1">lst[1][2] = 7</text:span></text:p>
      <text:p text:style-name="P3"/>
      <text:p text:style-name="P3"><text:tab/><text:span text:style-name="T1">arr = [[1,2,3,4], [5,6,7,8]]</text:span></text:p>
      <text:p text:style-name="P3"><text:tab/><text:span text:style-name="T1">arr[1][2] = 7</text:span></text:p>
      <text:p text:style-name="P3"><text:tab/><text:span text:style-name="T1">arr[1,2] = 7</text:span></text:p>
      <text:p text:style-name="P3"/>
      <text:p text:style-name="Standard"><text:tab/>可见，array的高级切片方式写法更简洁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4T16:11:43.947978210</meta:creation-date>
    <meta:generator>LibreOffice/5.1.6.2$Linux_X86_64 LibreOffice_project/10m0$Build-2</meta:generator>
    <dc:date>2018-11-24T16:37:15.442614151</dc:date>
    <meta:editing-duration>PT11M29S</meta:editing-duration>
    <meta:editing-cycles>4</meta:editing-cycles>
    <meta:document-statistic meta:table-count="0" meta:image-count="0" meta:object-count="0" meta:page-count="1" meta:paragraph-count="27" meta:word-count="336" meta:character-count="731" meta:non-whitespace-character-count="639"/>
  </office:meta>
</office:document-meta>
</file>